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text-properties fo:color="#f6f9d4" loext:opacity="100%" fo:font-size="36pt" style:font-size-asian="36pt" style:font-size-complex="36pt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6f9d4" loext:opacity="100%"/>
    </style:style>
    <style:style style:name="P9" style:family="paragraph">
      <style:paragraph-properties fo:margin-left="0cm" fo:margin-right="0cm" fo:margin-top="0.7cm" fo:margin-bottom="0.2cm" fo:text-indent="0cm"/>
      <style:text-properties fo:hyphenate="false" loext:hyphenation-no-caps="false"/>
    </style:style>
    <style:style style:name="P10" style:family="paragraph">
      <style:paragraph-properties fo:margin-top="0.42cm" fo:margin-bottom="0.35cm"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loext:opacity="100%" fo:font-size="40pt" style:font-size-asian="40pt" style:font-size-complex="40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6f9d4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6f9d4" loext:opacity="100%"/>
    </style:style>
    <style:style style:name="T8" style:family="text">
      <style:text-properties fo:font-variant="normal" fo:text-transform="none" fo:color="#f6f9d4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151cm" svg:x="1.4cm" svg:y="0.366cm" presentation:class="title" presentation:user-transformed="true">
          <draw:text-box>
            <text:p text:style-name="P1"><text:span text:style-name="T1">S.W.O.T. </text:span><text:span text:style-name="T2">Analysis of the Builder Design Pattern in C++</text:span><text:span text:style-name="T3"> </text:span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27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6"/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</text:list-header>
            </text:list>
          </draw:text-box>
        </draw:frame>
        <draw:frame draw:name="Media object 2" draw:style-name="gr2" draw:layer="layout" svg:width="0.254cm" svg:height="0.254cm" svg:x="0.254cm" svg:y="0.254cm">
          <draw:plugin xlink:href="../sound/s_02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This is a S.W.O.T. analysis of the Builder design pattern using is C++ 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</text:span><text:span text:style-name="T2">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name="Media object 1" draw:style-name="gr2" draw:layer="layout" svg:width="0.254cm" svg:height="0.254cm" svg:x="0.254cm" svg:y="0.254cm">
          <draw:plugin xlink:href="../sound/s_03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S Strengths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item>
                    <text:p><text:span text:style-name="T7">Flexibility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Flexibility: </text:p>
              <text:p text:style-name="P3"/>
              <text:p text:style-name="P3">Simplifies object construction by allowing the same code to create varied, complex representations.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item>
                    <text:p><text:span text:style-name="T7">Flexibility</text:span></text:p>
                  </text:list-item>
                  <text:list-item>
                    <text:p><text:span text:style-name="T7">Encapsulation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Encapsulation: </text:p>
              <text:p text:style-name="P3"/>
              <text:p text:style-name="P3">Centralizes construction logic, minimizing changes in client code and reducing code duplication in C++</text:p>
              <text:p text:style-name="P3"/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item>
                    <text:p><text:span text:style-name="T7">Flexibility</text:span></text:p>
                  </text:list-item>
                  <text:list-item>
                    <text:p><text:span text:style-name="T7">Encapsulation</text:span></text:p>
                  </text:list-item>
                  <text:list-item>
                    <text:p><text:span text:style-name="T7">Readability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Readability: </text:p>
              <text:p text:style-name="P3"/>
              <text:p text:style-name="P3">Improves code readability by breaking down object creation into manageable, sequential steps.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3"><text:s/>W </text:p>
              <text:p text:style-name="P3"/>
              <text:p text:style-name="P3">Weakness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item>
                    <text:p><text:span text:style-name="T7">Complexity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Complexity: </text:p>
              <text:p text:style-name="P3"/>
              <text:p text:style-name="P3">Introduces additional classes and methods, increasing system complexity and potential maintenance overhead.</text:p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item>
                    <text:p><text:span text:style-name="T7">Complexity</text:span></text:p>
                  </text:list-item>
                  <text:list-item>
                    <text:p><text:span text:style-name="T7">Overhead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Overhead</text:p>
              <text:p text:style-name="P3"/>
              <text:p text:style-name="P3"><text:s/>Requires extra effort to design and implement for simple or straightforward objects in C++. </text:p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item>
                    <text:p><text:span text:style-name="T7">Complexity</text:span></text:p>
                  </text:list-item>
                  <text:list-item>
                    <text:p><text:span text:style-name="T7">Overhead</text:span></text:p>
                  </text:list-item>
                  <text:list-item>
                    <text:p><text:span text:style-name="T7">Dependencies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Dependencies: </text:p>
              <text:p text:style-name="P3"/>
              <text:p text:style-name="P3">Builder depends heavily on the Director class, making refactoring more challenging in large systems.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O </text:p>
              <text:p text:style-name="P3">Opportunities 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item>
                    <text:p><text:span text:style-name="T7">Reusable Code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Reusable Code: </text:p>
              <text:p text:style-name="P3"/>
              <text:p text:style-name="P3">Promotes reusable and scalable code patterns, essential for large projects using C++ development. </text:p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item>
                    <text:p><text:span text:style-name="T7">Reusable Code</text:span></text:p>
                  </text:list-item>
                  <text:list-item>
                    <text:p><text:span text:style-name="T7">Adaptability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Adaptability: </text:p>
              <text:p text:style-name="P3"/>
              <text:p text:style-name="P3">Easily integrates with new object requirements, reducing rework when business needs evolve. </text:p>
            </draw:text-box>
          </draw:frame>
        </presentation:notes>
      </draw:page>
      <draw:page draw:name="page14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item>
                    <text:p><text:span text:style-name="T7">Reusable Code</text:span></text:p>
                  </text:list-item>
                  <text:list-item>
                    <text:p><text:span text:style-name="T7">Adaptability</text:span></text:p>
                  </text:list-item>
                  <text:list-item>
                    <text:p><text:span text:style-name="T7">Industry Adoption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Industry Adoption:</text:p>
              <text:p text:style-name="P3"/>
              <text:p text:style-name="P3"><text:s/>Aligned with best practices, it prepares students for real-world software design in C++.</text:p>
            </draw:text-box>
          </draw:frame>
        </presentation:notes>
      </draw:page>
      <draw:page draw:name="page15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T </text:p>
              <text:p text:style-name="P3">Threats</text:p>
            </draw:text-box>
          </draw:frame>
        </presentation:notes>
      </draw:page>
      <draw:page draw:name="page16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item>
                    <text:p><text:span text:style-name="T7">Misuse Risk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Misuse Risk: </text:p>
              <text:p text:style-name="P3"/>
              <text:p text:style-name="P3">Overuse of the pattern in inappropriate scenarios can lead to unnecessary complexity in C++.</text:p>
            </draw:text-box>
          </draw:frame>
        </presentation:notes>
      </draw:page>
      <draw:page draw:name="page17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item>
                    <text:p><text:span text:style-name="T7">Misuse Risk</text:span></text:p>
                  </text:list-item>
                  <text:list-item>
                    <text:p><text:span text:style-name="T7">Learning Curve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Learning Curve: </text:p>
              <text:p text:style-name="P3"/>
              <text:p text:style-name="P3">Requires understanding of OOP principles and patterns, posing challenges to junior developers.</text:p>
            </draw:text-box>
          </draw:frame>
        </presentation:notes>
      </draw:page>
      <draw:page draw:name="page18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item>
                    <text:p><text:span text:style-name="T7">Misuse Risk</text:span></text:p>
                  </text:list-item>
                  <text:list-item>
                    <text:p><text:span text:style-name="T7">Learning Curve</text:span></text:p>
                  </text:list-item>
                  <text:list-item>
                    <text:p><text:span text:style-name="T7">Runtime Cost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Runtime Cost: </text:p>
              <text:p text:style-name="P3"/>
              <text:p text:style-name="P3">May introduce runtime overhead if improperly optimized for performance-critical applications in C++.</text:p>
            </draw:text-box>
          </draw:frame>
        </presentation:notes>
      </draw:page>
      <draw:page draw:name="page19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</text:span><text:span text:style-name="T5">W.O.T.</text:span><text:span text:style-name="T1">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8">S: Strengths</text:span></text:p>
              </text:list-item>
              <text:list-item>
                <text:p text:style-name="P9"><text:span text:style-name="T8">W: Weaknesses</text:span></text:p>
              </text:list-item>
              <text:list-item>
                <text:p text:style-name="P9"><text:span text:style-name="T8">O: Opportunities</text:span></text:p>
              </text:list-item>
              <text:list-item>
                <text:p text:style-name="P9"><text:span text:style-name="T8">T: Threat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0"><text:span text:style-name="T9">This analysis highlights both practical and educational aspects of the Builder pattern in C++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1-22T07:00:14.297681265</dc:date>
    <meta:editing-duration>PT19H26M38S</meta:editing-duration>
    <meta:editing-cycles>29</meta:editing-cycles>
    <meta:document-statistic meta:object-count="98"/>
  </office:meta>
</office:document-meta>
</file>